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<text:span text:style-name="T1">dec</text:span>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2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a - z range, to check that it <text:span text:style-name="T2">is</text:span> a lowercase character</text:p>
        </text:list-item>
        <text:list-item>
          <text:p text:style-name="P19">when it is not, display “not a lowercase character”</text:p>
        </text:list-item>
        <text:list-item>
          <text:p text:style-name="P19">otherwise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2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2" text:outline-level="2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29Z</meta:creation-date>
    <dc:date>2021-06-30T21:30:29Z</dc:date>
    <meta:user-defined meta:name="date" meta:value-type="string">June  30, 2021 (05:30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